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6.34mm"/>
    </style:style>
    <style:style style:name="co11" style:family="table-column">
      <style:table-column-properties fo:break-before="auto" style:column-width="35.1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Arts</text:p>
          </table:table-cell>
          <table:table-cell table:style-name="ce10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Art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LLC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10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J-orientation-mars" table:style-name="ta1">
        <table:table-column table:style-name="co1" table:default-cell-style-name="Default"/>
        <table:table-column table:style-name="co3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7"/>
        <table:table-column table:style-name="co11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mars-CPE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1:07:50.105091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4T11:16:32.609536447</dc:date>
    <meta:editing-duration>PT9H54M34S</meta:editing-duration>
    <meta:editing-cycles>14</meta:editing-cycles>
    <meta:generator>LibreOffice/6.1.5.2$Linux_X86_64 LibreOffice_project/10$Build-2</meta:generator>
    <meta:document-statistic meta:table-count="4" meta:cell-count="639" meta:object-count="0"/>
  </office:meta>
</office:document-meta>
</file>